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4A67FC899F8D2835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544cm" fo:min-width="19.8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77cm" fo:min-width="11.106cm"/>
    </style:style>
    <style:style style:name="gr5" style:family="graphic" style:parent-style-name="standard">
      <style:graphic-properties draw:textarea-horizontal-align="justify" draw:textarea-vertical-align="middle" draw:auto-grow-height="false" fo:min-height="1.528cm" fo:min-width="17.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8cm" fo:min-width="0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title">
      <style:graphic-properties fo:min-height="3.506cm"/>
    </style:style>
    <style:style style:name="pr5" style:family="presentation" style:parent-style-name="Blueprint_20_Plans-notes">
      <style:graphic-properties draw:fill-color="#ffffff" fo:min-height="13.364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fo:font-size="22pt" fo:language="en" fo:country="US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loext:graphic-properties draw:fill="none" draw:fill-color="#ffffff"/>
    </style:style>
    <style:style style:name="T1" style:family="text">
      <style:text-properties fo:font-size="22pt" fo:language="en" fo:country="US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4.8cm" svg:x="1.4cm" svg:y="3cm" presentation:class="title">
          <draw:text-box>
            <text:p>UNIT TESTING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By Abdoul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>
        <office:forms form:automatic-focus="false" form:apply-design-mode="false"/>
        <draw:frame presentation:style-name="pr4" draw:text-style-name="P3" draw:layer="layout" svg:width="19.999cm" svg:height="3.506cm" svg:x="6.6cm" svg:y="8.8cm" presentation:class="title" presentation:user-transformed="true">
          <draw:text-box>
            <text:p><text:span text:style-name="T1">A unit testing is a type of software testing where each units or component of a software are tested</text:span></text:p>
          </draw:text-box>
        </draw:frame>
        <draw:frame draw:style-name="gr2" draw:text-style-name="P4" draw:layer="layout" svg:width="3.533cm" svg:height="1.243cm" svg:x="2.267cm" svg:y="10.06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office:forms form:automatic-focus="false" form:apply-design-mode="false"/>
        <draw:custom-shape draw:style-name="gr3" draw:text-style-name="P6" draw:layer="layout" svg:width="20.32cm" svg:height="2.794cm" svg:x="5.334cm" svg:y="1.524cm">
          <text:p text:style-name="P5"><text:span text:style-name="T2">function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7.355cm" svg:height="13.049cm" svg:x="5.251cm" svg:y="5.08cm">
          <draw:text-box>
            <text:p>File name is prime_number.py</text:p>
            <text:p/>
            <text:p>def is_prime(number):</text:p>
            <text:p><text:s text:c="4"/>"""Return True if *number* is prime."""</text:p>
            <text:p><text:s text:c="4"/>for element in range(number):</text:p>
            <text:p><text:s text:c="8"/>if number % element == 0:</text:p>
            <text:p><text:s text:c="12"/>return False</text:p>
            <text:p/>
            <text:p><text:s text:c="4"/>return True</text:p>
            <text:p/>
            <text:p>def print_next_prime(number):</text:p>
            <text:p><text:s text:c="4"/>"""Print the closest prime number larger than *number*."""</text:p>
            <text:p><text:s text:c="4"/>index = number</text:p>
            <text:p><text:s text:c="4"/>while True:</text:p>
            <text:p><text:s text:c="8"/>index += 1</text:p>
            <text:p><text:s text:c="8"/>if is_prime(index):</text:p>
            <text:p><text:s text:c="12"/>print(index)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office:forms form:automatic-focus="false" form:apply-design-mode="false"/>
        <draw:custom-shape draw:style-name="gr5" draw:text-style-name="P5" draw:layer="layout" svg:width="17.78cm" svg:height="1.778cm" svg:x="5.08cm" svg:y="1.27cm">
          <text:p text:style-name="P5">Manuel <text:s/>testing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4.02cm" svg:height="2.384cm" svg:x="9.398cm" svg:y="4.572cm">
          <draw:text-box>
            <text:p>is_prime(5)</text:p>
            <text:p>is_prime(20)</text:p>
            <text:p>is_prime(30)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office:forms form:automatic-focus="false" form:apply-design-mode="false"/>
        <draw:custom-shape draw:style-name="gr5" draw:text-style-name="P5" draw:layer="layout" svg:width="17.78cm" svg:height="1.778cm" svg:x="5.08cm" svg:y="1.27cm">
          <text:p text:style-name="P5">unit <text:s/>testing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0.066cm" svg:height="11.43cm" svg:x="4.064cm" svg:y="4.318cm">
          <draw:text-box>
            <text:p>import unittest</text:p>
            <text:p>from primes import is_prime</text:p>
            <text:p/>
            <text:p>class PrimesTestCase(unittest.TestCase):</text:p>
            <text:p><text:s text:c="4"/>"""Tests for `primes.py`."""</text:p>
            <text:p/>
            <text:p><text:s text:c="4"/>def test_is_five_prime(self):</text:p>
            <text:p><text:s text:c="8"/>"""Is five successfully determined to be prime?"""</text:p>
            <text:p><text:s text:c="8"/>self.assertTrue(is_prime(5))</text:p>
            <text:p/>
            <text:p>if __name__ == '__main__':</text:p>
            <text:p><text:s text:c="4"/>unittest.main(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office:forms form:automatic-focus="false" form:apply-design-mode="false"/>
        <draw:custom-shape draw:style-name="gr5" draw:text-style-name="P5" draw:layer="layout" svg:width="17.78cm" svg:height="1.778cm" svg:x="5.08cm" svg:y="1.27cm">
          <text:p text:style-name="P5">result <text:s/>testing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0.066cm" svg:height="11.627cm" svg:x="4.064cm" svg:y="4.318cm">
          <draw:text-box>
            <text:p>$ python test_primes.py</text:p>
            <text:p>E</text:p>
            <text:p>======================================================================</text:p>
            <text:p>ERROR: test_is_five_prime (__main__.PrimesTestCase)</text:p>
            <text:p>----------------------------------------------------------------------</text:p>
            <text:p>Traceback (most recent call last):</text:p>
            <text:p>File "test_primes.py", line 8, in test_is_five_prime</text:p>
            <text:p><text:s text:c="4"/>self.assertTrue(is_prime(5))</text:p>
            <text:p>File "/home/jknupp/code/github_code/blug_private/primes.py", line 4, in is_prime</text:p>
            <text:p><text:s text:c="4"/>if number % element == 0:</text:p>
            <text:p>ZeroDivisionError: integer division or modulo by zero</text:p>
            <text:p/>
            <text:p>----------------------------------------------------------------------</text:p>
            <text:p>Ran 1 test in 0.000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6T09:46:16.178650077</meta:creation-date>
    <meta:editing-duration>PT46S</meta:editing-duration>
    <meta:editing-cycles>2</meta:editing-cycles>
    <meta:generator>LibreOffice/6.0.7.3$Linux_X86_64 LibreOffice_project/00m0$Build-3</meta:generator>
    <dc:title>Blueprint Plans</dc:title>
    <dc:date>2019-08-26T09:57:08.116897538</dc:date>
    <meta:document-statistic meta:object-count="58"/>
  </office:meta>
</office:document-meta>
</file>